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b57" officeooo:paragraph-rsid="00196b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arta Calificada – Desarrollo de Softwar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08:14:04.334119679</meta:creation-date>
    <dc:date>2022-12-22T08:17:13.826423154</dc:date>
    <meta:editing-duration>PT3M13S</meta:editing-duration>
    <meta:editing-cycles>1</meta:editing-cycles>
    <meta:document-statistic meta:table-count="0" meta:image-count="0" meta:object-count="0" meta:page-count="1" meta:paragraph-count="1" meta:word-count="5" meta:character-count="42" meta:non-whitespace-character-count="37"/>
    <meta:generator>LibreOffice/7.3.7.2$Linux_X86_64 LibreOffice_project/30$Build-2</meta:generator>
  </office:meta>
</office:document-meta>
</file>